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34a4c" officeooo:paragraph-rsid="00134a4c"/>
    </style:style>
    <style:style style:name="P2" style:family="paragraph" style:parent-style-name="Standard">
      <style:text-properties officeooo:rsid="00143835" officeooo:paragraph-rsid="00143835"/>
    </style:style>
    <style:style style:name="P3" style:family="paragraph" style:parent-style-name="Standard">
      <style:text-properties officeooo:rsid="0015a7ac" officeooo:paragraph-rsid="0015a7ac"/>
    </style:style>
    <style:style style:name="P4" style:family="paragraph" style:parent-style-name="Standard">
      <style:text-properties officeooo:rsid="0016e6d2" officeooo:paragraph-rsid="0016e6d2"/>
    </style:style>
    <style:style style:name="P5" style:family="paragraph" style:parent-style-name="Standard">
      <style:text-properties officeooo:rsid="00143835" officeooo:paragraph-rsid="00143835"/>
    </style:style>
    <style:style style:name="P6" style:family="paragraph" style:parent-style-name="Standard">
      <style:text-properties officeooo:rsid="001b179b" officeooo:paragraph-rsid="001b179b"/>
    </style:style>
    <style:style style:name="P7" style:family="paragraph" style:parent-style-name="Standard">
      <style:text-properties fo:font-style="normal" fo:font-weight="bold" officeooo:rsid="00134a4c" officeooo:paragraph-rsid="00134a4c" style:font-style-asian="normal" style:font-weight-asian="bold" style:font-style-complex="normal" style:font-weight-complex="bold"/>
    </style:style>
    <style:style style:name="P8" style:family="paragraph" style:parent-style-name="Standard">
      <style:text-properties fo:font-style="normal" fo:font-weight="bold" officeooo:rsid="001c6b3a" officeooo:paragraph-rsid="001c6b3a" style:font-style-asian="normal" style:font-weight-asian="bold" style:font-style-complex="normal" style:font-weight-complex="bold"/>
    </style:style>
    <style:style style:name="P9" style:family="paragraph" style:parent-style-name="Standard">
      <style:text-properties fo:font-weight="bold" officeooo:rsid="001b179b" officeooo:paragraph-rsid="001b179b" style:font-weight-asian="bold" style:font-weight-complex="bold"/>
    </style:style>
    <style:style style:name="P10" style:family="paragraph" style:parent-style-name="Standard">
      <style:text-properties fo:font-weight="bold" officeooo:rsid="0015a7ac" officeooo:paragraph-rsid="0015a7ac" style:font-weight-asian="bold" style:font-weight-complex="bold"/>
    </style:style>
    <style:style style:name="P11" style:family="paragraph" style:parent-style-name="Standard">
      <style:text-properties fo:font-weight="bold" officeooo:rsid="001c6b3a" officeooo:paragraph-rsid="001c6b3a" style:font-weight-asian="bold" style:font-weight-complex="bold"/>
    </style:style>
    <style:style style:name="P12" style:family="paragraph" style:parent-style-name="Standard">
      <style:text-properties fo:font-weight="bold" officeooo:rsid="002025db" officeooo:paragraph-rsid="002025db" style:font-weight-asian="bold" style:font-weight-complex="bold"/>
    </style:style>
    <style:style style:name="P13" style:family="paragraph" style:parent-style-name="Standard">
      <style:text-properties fo:font-weight="bold" officeooo:rsid="0021f4c3" officeooo:paragraph-rsid="0021f4c3" style:font-weight-asian="bold" style:font-weight-complex="bold"/>
    </style:style>
    <style:style style:name="P14" style:family="paragraph" style:parent-style-name="Standard">
      <style:text-properties fo:font-weight="bold" officeooo:rsid="0024f73e" officeooo:paragraph-rsid="0024f73e" style:font-weight-asian="bold" style:font-weight-complex="bold"/>
    </style:style>
    <style:style style:name="P15" style:family="paragraph" style:parent-style-name="Standard">
      <style:text-properties fo:font-weight="bold" officeooo:rsid="00253d00" officeooo:paragraph-rsid="00253d00" style:font-weight-asian="bold" style:font-weight-complex="bold"/>
    </style:style>
    <style:style style:name="P16" style:family="paragraph" style:parent-style-name="Standard">
      <style:text-properties fo:font-weight="bold" officeooo:rsid="0027856a" officeooo:paragraph-rsid="0027856a" style:font-weight-asian="bold" style:font-weight-complex="bold"/>
    </style:style>
    <style:style style:name="P17" style:family="paragraph" style:parent-style-name="Standard">
      <style:text-properties officeooo:rsid="0016e6d2" officeooo:paragraph-rsid="0016e6d2"/>
    </style:style>
    <style:style style:name="P18" style:family="paragraph" style:parent-style-name="Standard">
      <style:text-properties officeooo:rsid="001ddc02" officeooo:paragraph-rsid="001ddc02"/>
    </style:style>
    <style:style style:name="P19" style:family="paragraph" style:parent-style-name="Standard">
      <style:text-properties fo:font-weight="normal" officeooo:rsid="002025db" officeooo:paragraph-rsid="002025db" style:font-weight-asian="normal" style:font-weight-complex="normal"/>
    </style:style>
    <style:style style:name="P20" style:family="paragraph" style:parent-style-name="Standard">
      <style:text-properties fo:font-weight="normal" officeooo:rsid="0021f4c3" officeooo:paragraph-rsid="0021f4c3" style:font-weight-asian="normal" style:font-weight-complex="normal"/>
    </style:style>
    <style:style style:name="P21" style:family="paragraph" style:parent-style-name="Standard">
      <style:text-properties fo:font-weight="normal" officeooo:rsid="0023162d" officeooo:paragraph-rsid="0023162d" style:font-weight-asian="normal" style:font-weight-complex="normal"/>
    </style:style>
    <style:style style:name="P22" style:family="paragraph" style:parent-style-name="Standard">
      <style:text-properties fo:font-weight="normal" officeooo:rsid="0024f73e" officeooo:paragraph-rsid="0024f73e" style:font-weight-asian="normal" style:font-weight-complex="normal"/>
    </style:style>
    <style:style style:name="P23" style:family="paragraph" style:parent-style-name="Standard">
      <style:text-properties fo:font-weight="normal" officeooo:rsid="00265577" officeooo:paragraph-rsid="00265577" style:font-weight-asian="normal" style:font-weight-complex="normal"/>
    </style:style>
    <style:style style:name="P24" style:family="paragraph" style:parent-style-name="Standard">
      <style:text-properties fo:font-weight="normal" officeooo:rsid="0028da2a" officeooo:paragraph-rsid="0027856a" style:font-weight-asian="normal" style:font-weight-complex="normal"/>
    </style:style>
    <style:style style:name="P25" style:family="paragraph" style:parent-style-name="Standard">
      <style:text-properties fo:font-weight="normal" officeooo:rsid="0028da2a" officeooo:paragraph-rsid="0028da2a" style:font-weight-asian="normal" style:font-weight-complex="normal"/>
    </style:style>
    <style:style style:name="P26" style:family="paragraph" style:parent-style-name="Standard">
      <style:text-properties fo:font-weight="normal" officeooo:rsid="00296e1f" officeooo:paragraph-rsid="00296e1f" style:font-weight-asian="normal" style:font-weight-complex="normal"/>
    </style:style>
    <style:style style:name="P27" style:family="paragraph" style:parent-style-name="Standard">
      <style:text-properties fo:font-weight="normal" officeooo:rsid="002b1f04" officeooo:paragraph-rsid="002b1f04" style:font-weight-asian="normal" style:font-weight-complex="normal"/>
    </style:style>
    <style:style style:name="P28" style:family="paragraph" style:parent-style-name="Standard">
      <style:text-properties officeooo:rsid="0021e355" officeooo:paragraph-rsid="0021e355"/>
    </style:style>
    <style:style style:name="T1" style:family="text">
      <style:text-properties officeooo:rsid="00143835"/>
    </style:style>
    <style:style style:name="T2" style:family="text">
      <style:text-properties officeooo:rsid="0018bbbe"/>
    </style:style>
    <style:style style:name="T3" style:family="text">
      <style:text-properties officeooo:rsid="0019abcd"/>
    </style:style>
    <style:style style:name="T4" style:family="text">
      <style:text-properties officeooo:rsid="001b179b"/>
    </style:style>
    <style:style style:name="T5" style:family="text">
      <style:text-properties officeooo:rsid="001c6b3a"/>
    </style:style>
    <style:style style:name="T6" style:family="text">
      <style:text-properties officeooo:rsid="001ef2e2"/>
    </style:style>
    <style:style style:name="T7" style:family="text">
      <style:text-properties officeooo:rsid="00253d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UTOCOMPROBACIÓN POPCOUNT.</text:p>
      <text:p text:style-name="P7"/>
      <text:p text:style-name="P7"><text:span text:style-name="T1">1-</text:span>Dar una respuesta precisa a la primera pregunta (primer párrafo) de la sección 4.1: en el peor caso, cuando todos los elementos tienen todos los bits activados… ¿cómo de grande puede ser N sin que haya overflow, si acumulamos la suma de bits en un int?¿Y si se acumulara en un unsigned?</text:p>
      <text:p text:style-name="P1">Tengamos en cuenta que un int tiene un tamaño de 4B luego 32 bits y por tanto se podría tener hasta <text:s/>2^(32)-1 <text:s/>unos almacenados en dicho entero. Si suponemos que sumamos numeros en los que todos los bits son 1 entonces tendríamos un total de 32 unos por numero por tanto para ver cuantos numeros podríamos sumar antes del desbordamiento haríamos:</text:p>
      <text:p text:style-name="P1"><text:tab/>2^(32)-1/32= 2^27-1/32, que no es un numero entero, y como estamos buscando que no se produzca desbordamiento entonces tomamos 2^27-1 &lt; 2^27-1/32, luego N=2^(27)-1, <text:span text:style-name="T1">pues es el entero inmediatamente inferior al racional que se obtiene del cociente.</text:span></text:p>
      <text:p text:style-name="P2">El tamaño de un int y un unsigned int es el mismo luego el numero de unos que pueden almacenar es igual y por tanto se podrían tomar los unos de 2^27-1 enteros con todos los bits activados sin que hubiese overflow. </text:p>
      <text:p text:style-name="P2"/>
      <text:p text:style-name="P9">3-¿Por qué necesitaremos declarar la lista como unsigned? (comentado en el tercer parrafo) ¿Qué problema habría si se declarar como int?¿Notaríamos en nuestro programa la diferencia? En caso negativo… ¿qué tendría que suceder para notar la diferencia?</text:p>
      <text:p text:style-name="P6"/>
      <text:p text:style-name="P6">Si no se declarase como unsigned se podría duplicar el bit del signo lo que si el numero es negativo implica que la cuenta de 1 sale al menos un numero mayor. En nuestro programa si cambiamos unsigned por int no se produce ninguna diferencia. <text:span text:style-name="T5">Para que se note la diferencia entre unsigned e int deberíamos incluir como elemento de la lista un numero negativo del tipo -0x8000000, ya que debido a que el programa va a intentar mantener el signo (que se representa con un 1 en los negativos) lo que ocurrirá es que cada vez que desplazemos un bit a la izquierda en vez de añadir un 0 a la izquierda se añadirá un 1 pues el programa pretenderá que el primer bit sea el del signo y como el numero es negativo será un 1.</text:span></text:p>
      <text:p text:style-name="P6"/>
      <text:p text:style-name="P6"/>
      <text:p text:style-name="P10"><text:span text:style-name="T4">4</text:span>-En la 3ª versión (aplicar la máscara al final) se dejó pendiente comparar con la 2ª para ver si la mejora es tan importante. ¿Lo es?¿Para todos los niveles de optimización?</text:p>
      <text:p text:style-name="P10">En caso de que no lo sea, comparar los códigos ASM generados para encontrar una explicación(o comentar lo extraño del caso, si los fuentes no sirven para defender la explicación)</text:p>
      <text:p text:style-name="P10">¿Cómo afectaría a las prestaciones que la primera restricción o la segunda fueran memoria “+m”/”m”? Comprobarlo con -O2, cambiando primero una de ellas, luego otra, luego ambas y midiendo 10 tiempos. Si se ha usado la primera instrucción ASM sugerida, también surge un error. ¿Cuál?¿Por qué?</text:p>
      <text:p text:style-name="P3"/>
      <text:p text:style-name="P3">Si lo es, en todos los niveles de optimización el tiempo obtenido con las 3ª versión es significativamente menor que el de la segunda versión luego hay una mejora como se esperaba de la 3ª a la 2ª versión.</text:p>
      <text:p text:style-name="P3"/>
      <text:p text:style-name="P4">Al cambiar la primera “+r” por “+m” se ve que el tiempo en el que se completa la función aumenta.</text:p>
      <text:p text:style-name="P4">Al cambiar “r” por “m” también aumenta el tiempo de ejecución.</text:p>
      <text:p text:style-name="P4">Al hacer el cambio de “+r”/”r” por “+m”/”m” se produce un error en la compilación</text:p>
      <text:p text:style-name="P4">$ Error: no instruction mnemonic suffix given and no register operands; can't size instruction</text:p>
      <text:p text:style-name="P4">Lo que ocurre es que el ensamblador al no pasarse ningún operando desde registro el compilador no puede conocer el tamaño de<text:span text:style-name="T2">l operando</text:span> y por tanto da error. <text:span text:style-name="T3">Al establecer “+m”/”m” se le indica al compilador que antes de entrar en la sentencia se almacena en memoria el valor de x y de resultado </text:span><text:soft-page-break/><text:span text:style-name="T3">y por tanto no sabe el tamaño. Por otro lado cuando se deja “+r” “r” o ambos el compilador trabajaba sobre el tamaño del dato contenido en registro y por tanto aunque la restricción que se estableciese a uno de los datos fuese “m” o “+m” el compilador tomaba el mismo tamaño que el del dato con “r” o +”r”.</text:span></text:p>
      <text:p text:style-name="P4"/>
      <text:p text:style-name="P11">5-Si las restricciones a registro pueden ser mucho mejores que las restricciones a memoria… ¿Por qué entonces usamos sólo una restricción a registro en la 5ª versión, y las demás a memoria?</text:p>
      <text:p text:style-name="P11"/>
      <text:p text:style-name="P18">Porque al estar trabajando con SSSE3 usaremos las instrucciones que SSSE3 incluye y por tanto para utilizarlas debemos usar los registros xmm0-xmm7 luego lo que se hace en este codigo asm es primero almacenar los valores de memoria en dichos registros y ya con los valores de los registros trabajamos. El único dato que tiene una restriccion de registro es el resultado y se pone una restriccion de registro pues tomará el resultado y la operación será más rapida al pasar el resultado deuno de los registros XMM a un registro convencional que a memoria. <text:span text:style-name="T6">En el caso de que se usasen restricciones a registros habría que copiar los valores de los datos en registro y luego hacer pasar estos mismos valores a los registros a los XMM pues se trabaja con ellos y no con registros convencionales, lo cual implica un gasto de tiempo innecesario en pasar en primer lugar a registro los valores.</text:span></text:p>
      <text:p text:style-name="P18"/>
      <text:p text:style-name="P12">AUTOCOMPROBACIÓN PARITY</text:p>
      <text:p text:style-name="P12"/>
      <text:p text:style-name="P12">2- ¿Por qué necesitaremos declarar la lista de enteros como unsigned? ¿Qué problema habría si se declara como int? ¿Notaríamos en nuestro programa la diferencia? En caso negativo… ¿qué tendría que suceder para notar la diferencia?</text:p>
      <text:p text:style-name="P12"/>
      <text:p text:style-name="P19">Al igual que en el caso del popcount se declara la lista unsigned para evitar que se duplique ningún bit de signo al realizar el desplazamiento. </text:p>
      <text:p text:style-name="P28">No se nota la diferencia en nuestro programa. Se notaría la diferencia si escribiesemos un numero negativo en la lista de la forma -0x80000000, esto haría que al realizar el desplazamiento a la derecha se añadan a la izquierda unos en lugar de ceros para así mantener el signo. Sin embargo, para que nuestro programa lo notase se tendría que dar que con el desplazamiento al añadir los unos cambie el numero total de unos contados, por ejemplo 0x1000000 es impar luego su bit de paridad sería uno, si ponemos este numero en negativo (-0x00000001) al realizar la cuenta de la paridad sale que su paridad es par lo cual no se debería dar pero se da porque con el desplazamiento incluido el programa cuenta como que tienen 32 unos lo cual no es cierto.</text:p>
      <text:p text:style-name="P28"/>
      <text:p text:style-name="P13">3.En la 3ª verisón (aplicar máscara al final) se dejó pendiente comparar con la 2ª para ver si la mejora es tan importante. ¿Lo es? ¿Para todos los niveles de optimización?</text:p>
      <text:p text:style-name="P13">En caso de que no lo sea, comparar los códigos ASM generados para encontrar una explicación (o comentar lo extraño del caso, si los fuentes no sirven para defender la explicación). ¿Cómo afectaría a las prestaciones que la primera restricción o la segunda fueran memoria “+m”/”m”? Comprobarlo con -O2, cambiando primero una de ellas, luego otra, luego ambas y midiendo 10 tiempos. Si se ha usado la primera instrucción ASM sugerida, también surge un error. ¿Cuál? ¿Por qué?</text:p>
      <text:p text:style-name="P13"/>
      <text:p text:style-name="P20">No se aprecia una mejora significativa en ninguno de los niveles de optimización. </text:p>
      <text:p text:style-name="P20">Si nos fijamos en los códigos ASM generados por cada uno de los programas podemos ver que son prácticamente idénticos con la diferencia de que en algunas instrucciones varían los operandos y que parity tiene un par más de instrucciones lo que hace que la ejecución de parity_2 sea un poco más lenta pero prácticamente nada.</text:p>
      <text:p text:style-name="P20"/>
      <text:p text:style-name="P20"><text:soft-page-break/>Si bien parity_2 y parity_3 no tienen ningun tramo de lenguaje en ASM aplicaremos lo pedido en la pregunta a parity_4.</text:p>
      <text:p text:style-name="P20"/>
      <text:p text:style-name="P21">Al cambiar “+r” por “+m” parity_4 aumenta considerablemente su tiempo de ejecución.</text:p>
      <text:p text:style-name="P21">De igual forma ocurre al cambiar “r” por “m”.</text:p>
      <text:p text:style-name="P21"/>
      <text:p text:style-name="P21">parity_4.c:22: Error: too many memory references for `xor'</text:p>
      <text:p text:style-name="P21">parity_4.c:23: Error: no instruction mnemonic suffix given and no register operands; can't size instruction</text:p>
      <text:p text:style-name="P21"/>
      <text:p text:style-name="P21">Es el error que se da al cambiar los dos simultáneamente. </text:p>
      <text:p text:style-name="P21">Como las restricciones se hacen a operando de memoria se está trabajando con estos en lugar de con registros en las instrucciones lo que implica que el compilador no va a tener claro cual es el tamaño de la instruccion pues no conoce el tamaño del dato.</text:p>
      <text:p text:style-name="P21"/>
      <text:p text:style-name="P14">4-La 4ª versión (paso a ASM de la 3ª) probablemente sea la versión “extraña” de este ejemplo, porque no sea mejor que la anterior(incluso utilizando restricciones a registros= y/o porque tarde lo mismo independientemente del nivel de optimización. Intentar buscar explicación a ambas características, comparando los códigos ASM generados.</text:p>
      <text:p text:style-name="P14"/>
      <text:p text:style-name="P22">Viendo el código ASM se observa que para la optimización -O0 parity_4 tiene unas cuantas instrucciones máquinas que para las otras dos optimizaciones lo que hace que su tiempo de ejecución sea un poco menor que el de las otras dos como se observa en la gráfica. En el caso de las otras dos optimizaciones (-O1 y -O2) tienen el mismo numero de instrucciones máquinas, <text:span text:style-name="T7">sin embargo de la -O1 a la -O2 se cambian algunas instrucciones lo que hace que la función suma ocupe más espacio en la -O1 que en la -O2 pero la diferencia es tan pequeña que practicamente no se nota.</text:span></text:p>
      <text:p text:style-name="P22"/>
      <text:p text:style-name="P15">6-En la 5ª versión (XOR en árbol) se pidió razonar por qué funciona ese algortimo(x^=x&gt;&gt;j para j=16,8,4,2,1) y en qué propiedades de XOR se basa. Responder.</text:p>
      <text:p text:style-name="P15"/>
      <text:p text:style-name="P23">Si vas analizando el programa en un papel ves que básicamente lo que se hace es ir realizando operaciones xor y arrastrándolas a la derecha de forma que en la primera operación el bit 0 se compara con el bit 16. En la segunda el resultado de lo anterior se compara con el bit 24 que ya se había comparado con otro numero. Y así sucesivamente de forma que para la ultima iteración se compara el bit 0 que ya se habrá comparado con 15 bits todos de distinta posición con el bit 30 que se que se habrá comparado previamente con otros 15 bits de forma que al hacer esta ultima comparación se habrá comparado el bit 1 con los 31 bits restando obteniendo así la paridad. Esta se aisla finalmente pues en el bit 0 se almacena el resultado de comparar el bit 0 inicial con los 31 restantes luego al aplicarle la máscara obtenemos un numero que tiene todos los bits a 0 y el bit 0 lo tendrá a la paridad del numero.</text:p>
      <text:p text:style-name="P22"/>
      <text:p text:style-name="P16">8-En la 6ª versión se usa en clobber EDX. Probar a quitarlo y recompilar con los tres niveles de optimización. ¿Pasa algo?¿Para cuales niveles?¿Por qué? La explicación debe basarse en el código ASM generado.</text:p>
      <text:p text:style-name="P24"/>
      <text:p text:style-name="P25">Para la optimización -O0 no ocurre nada, el programa funciona con normalidad.</text:p>
      <text:p text:style-name="P26">Sin embargo, para las optimizaciones -O1 y -O2 se muestra de resultado 0 cuando este no debería serlo.</text:p>
      <text:p text:style-name="P26"/>
      <text:p text:style-name="P27">Al comparar los códigos ASM podemos ver que para las optimizaciones -O1 -O2 los códigos son prácticamente idénticos variando algunas operaciones y las direcciones de memoria. Mientras que <text:soft-page-break/>en la optimización -O0 se tienen muchas más instrucciones y antes de entrar al bucle se realizan una serie de movimienetos de direcciones a registro.</text:p>
      <text:p text:style-name="P26"/>
      <text:p text:style-name="P14"/>
      <text:p text:style-name="P21"/>
      <text:p text:style-name="P21"/>
      <text:p text:style-name="P21"/>
      <text:p text:style-name="P20"/>
      <text:p text:style-name="P13"/>
      <text:p text:style-name="P13"/>
      <text:p text:style-name="P4"/>
      <text:p text:style-name="P4"/>
      <text:p text:style-name="P3"/>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1T00:18:17.189124893</meta:creation-date>
    <dc:date>2019-12-01T22:52:51.795458272</dc:date>
    <meta:editing-duration>PT1H59M52S</meta:editing-duration>
    <meta:editing-cycles>9</meta:editing-cycles>
    <meta:generator>LibreOffice/6.0.7.3$Linux_X86_64 LibreOffice_project/00m0$Build-3</meta:generator>
    <meta:document-statistic meta:table-count="0" meta:image-count="0" meta:object-count="0" meta:page-count="4" meta:paragraph-count="41" meta:word-count="1849" meta:character-count="10558" meta:non-whitespace-character-count="8743"/>
  </office:meta>
</office:document-meta>
</file>